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/>
    </style:style>
    <style:style style:name="P28" style:parent-style-name="Textbody" style:family="paragraph">
      <style:text-properties style:font-name="Courier New" style:font-name-complex="Courier New"/>
    </style:style>
    <style:style style:name="P29" style:parent-style-name="Textbody" style:family="paragraph">
      <style:text-properties style:font-name="Courier New" style:font-name-complex="Courier New"/>
    </style:style>
    <style:style style:name="P3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style:font-name="Courier New" style:font-name-complex="Courier New" style:font-weight-complex="bold"/>
    </style:style>
    <style:style style:name="P32" style:parent-style-name="Textbody" style:family="paragraph">
      <style:text-properties style:font-name="Courier New" style:font-name-complex="Courier New" style:font-weight-complex="bold"/>
    </style:style>
    <style:style style:name="P3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3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49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0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1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2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3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4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5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6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7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8" style:parent-style-name="Textbody" style:family="paragraph">
      <style:paragraph-properties fo:text-align="justify"/>
      <style:text-properties style:font-name="Courier New" style:font-name-complex="Courier New" style:font-weight-complex="bold"/>
    </style:style>
    <style:style style:name="P59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Textbody" style:family="paragraph">
      <style:text-properties style:font-name="Courier New" style:font-name-complex="Courier New" style:font-weight-complex="bold"/>
    </style:style>
    <style:style style:name="P62" style:parent-style-name="Textbody" style:family="paragraph">
      <style:text-properties style:font-name="Courier New" style:font-name-complex="Courier New" style:font-weight-complex="bold"/>
    </style:style>
    <style:style style:name="P63" style:parent-style-name="Textbody" style:family="paragraph">
      <style:text-properties style:font-name="Courier New" style:font-name-complex="Courier New" style:font-weight-complex="bold"/>
    </style:style>
    <style:style style:name="P64" style:parent-style-name="Textbody" style:family="paragraph">
      <style:text-properties style:font-name="Courier New" style:font-name-complex="Courier New" style:font-weight-complex="bold"/>
    </style:style>
    <style:style style:name="P65" style:parent-style-name="Textbody" style:family="paragraph">
      <style:text-properties style:font-name="Courier New" style:font-name-complex="Courier New" style:font-weight-complex="bold"/>
    </style:style>
    <style:style style:name="P66" style:parent-style-name="Textbody" style:family="paragraph">
      <style:text-properties style:font-name="Courier New" style:font-name-complex="Courier New" style:font-weight-complex="bold"/>
    </style:style>
    <style:style style:name="P67" style:parent-style-name="Textbody" style:family="paragraph">
      <style:text-properties style:font-name="Courier New" style:font-name-complex="Courier New" style:font-weight-complex="bold"/>
    </style:style>
    <style:style style:name="P68" style:parent-style-name="Textbody" style:family="paragraph">
      <style:text-properties style:font-name="Courier New" style:font-name-complex="Courier New" style:font-weight-complex="bold"/>
    </style:style>
    <style:style style:name="P69" style:parent-style-name="Textbody" style:family="paragraph">
      <style:text-properties style:font-name="Courier New" style:font-name-complex="Courier New" style:font-weight-complex="bold"/>
    </style:style>
    <style:style style:name="P70" style:parent-style-name="Textbody" style:family="paragraph">
      <style:text-properties style:font-name="Courier New" style:font-name-complex="Courier New" style:font-weight-complex="bold"/>
    </style:style>
    <style:style style:name="P71" style:parent-style-name="Textbody" style:family="paragraph">
      <style:text-properties style:font-name="Courier New" style:font-name-complex="Courier New" style:font-weight-complex="bold"/>
    </style:style>
    <style:style style:name="P72" style:parent-style-name="Textbody" style:family="paragraph">
      <style:text-properties style:font-name="Courier New" style:font-name-complex="Courier New" style:font-weight-complex="bold"/>
    </style:style>
    <style:style style:name="P73" style:parent-style-name="Textbody" style:family="paragraph">
      <style:text-properties style:font-name="Courier New" style:font-name-complex="Courier New" style:font-weight-complex="bold"/>
    </style:style>
    <style:style style:name="P74" style:parent-style-name="Textbody" style:family="paragraph">
      <style:text-properties style:font-name="Courier New" style:font-name-complex="Courier New" style:font-weight-complex="bold"/>
    </style:style>
    <style:style style:name="P75" style:parent-style-name="Textbody" style:family="paragraph">
      <style:text-properties style:font-name="Courier New" style:font-name-complex="Courier New" style:font-weight-complex="bold"/>
    </style:style>
    <style:style style:name="P76" style:parent-style-name="Textbody" style:family="paragraph">
      <style:text-properties style:font-name="Courier New" style:font-name-complex="Courier New" style:font-weight-complex="bold"/>
    </style:style>
    <style:style style:name="P77" style:parent-style-name="Textbody" style:family="paragraph">
      <style:text-properties style:font-name="Courier New" style:font-name-complex="Courier New" style:font-weight-complex="bold"/>
    </style:style>
    <style:style style:name="P78" style:parent-style-name="Textbody" style:family="paragraph">
      <style:text-properties style:font-name="Courier New" style:font-name-complex="Courier New" style:font-weight-complex="bold"/>
    </style:style>
    <style:style style:name="P79" style:parent-style-name="Textbody" style:family="paragraph">
      <style:text-properties style:font-name="Courier New" style:font-name-complex="Courier New" style:font-weight-complex="bold"/>
    </style:style>
    <style:style style:name="P80" style:parent-style-name="Textbody" style:family="paragraph">
      <style:text-properties style:font-name="Courier New" style:font-name-complex="Courier New" style:font-weight-complex="bold"/>
    </style:style>
    <style:style style:name="P81" style:parent-style-name="Textbody" style:family="paragraph">
      <style:text-properties style:font-name="Courier New" style:font-name-complex="Courier New" style:font-weight-complex="bold"/>
    </style:style>
    <style:style style:name="P82" style:parent-style-name="Textbody" style:family="paragraph">
      <style:text-properties style:font-name="Courier New" style:font-name-complex="Courier New" style:font-weight-complex="bold"/>
    </style:style>
    <style:style style:name="P83" style:parent-style-name="Textbody" style:family="paragraph">
      <style:text-properties style:font-name="Courier New" style:font-name-complex="Courier New" style:font-weight-complex="bold"/>
    </style:style>
    <style:style style:name="P84" style:parent-style-name="Textbody" style:family="paragraph">
      <style:text-properties style:font-name="Courier New" style:font-name-complex="Courier New" style:font-weight-complex="bold"/>
    </style:style>
    <style:style style:name="P85" style:parent-style-name="Textbody" style:family="paragraph">
      <style:text-properties style:font-name="Courier New" style:font-name-complex="Courier New" style:font-weight-complex="bold"/>
    </style:style>
    <style:style style:name="P86" style:parent-style-name="Textbody" style:family="paragraph">
      <style:text-properties style:font-name="Courier New" style:font-name-complex="Courier New" style:font-weight-complex="bold"/>
    </style:style>
    <style:style style:name="P87" style:parent-style-name="Textbody" style:family="paragraph">
      <style:text-properties style:font-name="Courier New" style:font-name-complex="Courier New" style:font-weight-complex="bold"/>
    </style:style>
    <style:style style:name="P88" style:parent-style-name="Textbody" style:family="paragraph">
      <style:text-properties style:font-name="Courier New" style:font-name-complex="Courier New" style:font-weight-complex="bold"/>
    </style:style>
    <style:style style:name="P89" style:parent-style-name="Textbody" style:family="paragraph">
      <style:text-properties style:font-name="Courier New" style:font-name-complex="Courier New" style:font-weight-complex="bold"/>
    </style:style>
    <style:style style:name="P90" style:parent-style-name="Textbody" style:family="paragraph">
      <style:text-properties style:font-name="Courier New" style:font-name-complex="Courier New" style:font-weight-complex="bold"/>
    </style:style>
    <style:style style:name="P91" style:parent-style-name="Textbody" style:family="paragraph">
      <style:text-properties style:font-name="Courier New" style:font-name-complex="Courier New" style:font-weight-complex="bold"/>
    </style:style>
    <style:style style:name="P92" style:parent-style-name="Textbody" style:family="paragraph">
      <style:text-properties style:font-name="Courier New" style:font-name-complex="Courier New" style:font-weight-complex="bold"/>
    </style:style>
    <style:style style:name="P93" style:parent-style-name="Textbody" style:family="paragraph">
      <style:text-properties style:font-name="Courier New" style:font-name-complex="Courier New" style:font-weight-complex="bold"/>
    </style:style>
    <style:style style:name="P94" style:parent-style-name="Textbody" style:family="paragraph">
      <style:text-properties style:font-name="Courier New" style:font-name-complex="Courier New" style:font-weight-complex="bold"/>
    </style:style>
    <style:style style:name="P95" style:parent-style-name="Textbody" style:family="paragraph">
      <style:text-properties style:font-name="Courier New" style:font-name-complex="Courier New" style:font-weight-complex="bold"/>
    </style:style>
    <style:style style:name="P96" style:parent-style-name="Textbody" style:family="paragraph">
      <style:text-properties style:font-name="Courier New" style:font-name-complex="Courier New" style:font-weight-complex="bold"/>
    </style:style>
    <style:style style:name="P97" style:parent-style-name="Textbody" style:family="paragraph">
      <style:text-properties style:font-name="Courier New" style:font-name-complex="Courier New" style:font-weight-complex="bold"/>
    </style:style>
    <style:style style:name="P98" style:parent-style-name="Textbody" style:family="paragraph">
      <style:text-properties style:font-name="Courier New" style:font-name-complex="Courier New" style:font-weight-complex="bold"/>
    </style:style>
    <style:style style:name="P99" style:parent-style-name="Textbody" style:family="paragraph">
      <style:text-properties style:font-name="Courier New" style:font-name-complex="Courier New" style:font-weight-complex="bold"/>
    </style:style>
    <style:style style:name="P100" style:parent-style-name="Textbody" style:family="paragraph">
      <style:text-properties style:font-name="Courier New" style:font-name-complex="Courier New" style:font-weight-complex="bold"/>
    </style:style>
    <style:style style:name="P101" style:parent-style-name="Textbody" style:family="paragraph">
      <style:text-properties style:font-name="Courier New" style:font-name-complex="Courier New" style:font-weight-complex="bold"/>
    </style:style>
    <style:style style:name="P102" style:parent-style-name="Textbody" style:family="paragraph">
      <style:text-properties style:font-name="Courier New" style:font-name-complex="Courier New" style:font-weight-complex="bold"/>
    </style:style>
    <style:style style:name="P103" style:parent-style-name="Textbody" style:family="paragraph">
      <style:text-properties style:font-name="Courier New" style:font-name-complex="Courier New" style:font-weight-complex="bold"/>
    </style:style>
    <style:style style:name="P104" style:parent-style-name="Textbody" style:family="paragraph">
      <style:text-properties style:font-name="Courier New" style:font-name-complex="Courier New" style:font-weight-complex="bold"/>
    </style:style>
    <style:style style:name="P105" style:parent-style-name="Textbody" style:family="paragraph">
      <style:text-properties style:font-name="Courier New" style:font-name-complex="Courier New" style:font-weight-complex="bold"/>
    </style:style>
    <style:style style:name="P106" style:parent-style-name="Textbody" style:family="paragraph">
      <style:text-properties style:font-name="Courier New" style:font-name-complex="Courier New" style:font-weight-complex="bold"/>
    </style:style>
    <style:style style:name="P107" style:parent-style-name="Textbody" style:family="paragraph">
      <style:text-properties style:font-name="Courier New" style:font-name-complex="Courier New" style:font-weight-complex="bold"/>
    </style:style>
    <style:style style:name="P108" style:parent-style-name="Textbody" style:family="paragraph">
      <style:text-properties style:font-name="Courier New" style:font-name-complex="Courier New" style:font-weight-complex="bold"/>
    </style:style>
    <style:style style:name="P109" style:parent-style-name="Textbody" style:family="paragraph">
      <style:text-properties style:font-name="Courier New" style:font-name-complex="Courier New" style:font-weight-complex="bold"/>
    </style:style>
    <style:style style:name="P110" style:parent-style-name="Textbody" style:family="paragraph">
      <style:text-properties style:font-name="Courier New" style:font-name-complex="Courier New" style:font-weight-complex="bold"/>
    </style:style>
    <style:style style:name="P111" style:parent-style-name="Textbody" style:family="paragraph">
      <style:text-properties style:font-name="Courier New" style:font-name-complex="Courier New" style:font-weight-complex="bold"/>
    </style:style>
    <style:style style:name="P112" style:parent-style-name="Textbody" style:family="paragraph">
      <style:text-properties style:font-name="Courier New" style:font-name-complex="Courier New" style:font-weight-complex="bold"/>
    </style:style>
    <style:style style:name="P113" style:parent-style-name="Textbody" style:family="paragraph">
      <style:text-properties style:font-name="Courier New" style:font-name-complex="Courier New" style:font-weight-complex="bold"/>
    </style:style>
    <style:style style:name="P114" style:parent-style-name="Textbody" style:family="paragraph">
      <style:text-properties style:font-name="Courier New" style:font-name-complex="Courier New" style:font-weight-complex="bold"/>
    </style:style>
    <style:style style:name="P115" style:parent-style-name="Textbody" style:family="paragraph">
      <style:text-properties style:font-name="Courier New" style:font-name-complex="Courier New" style:font-weight-complex="bold"/>
    </style:style>
    <style:style style:name="P116" style:parent-style-name="Textbody" style:family="paragraph">
      <style:text-properties style:font-name="Courier New" style:font-name-complex="Courier New" style:font-weight-complex="bold"/>
    </style:style>
    <style:style style:name="P117" style:parent-style-name="Textbody" style:family="paragraph">
      <style:text-properties style:font-name="Courier New" style:font-name-complex="Courier New" style:font-weight-complex="bold"/>
    </style:style>
    <style:style style:name="P118" style:parent-style-name="Textbody" style:family="paragraph">
      <style:text-properties style:font-name="Courier New" style:font-name-complex="Courier New" style:font-weight-complex="bold"/>
    </style:style>
    <style:style style:name="P119" style:parent-style-name="Textbody" style:family="paragraph">
      <style:text-properties style:font-name="Courier New" style:font-name-complex="Courier New" style:font-weight-complex="bold"/>
    </style:style>
    <style:style style:name="P120" style:parent-style-name="Textbody" style:family="paragraph">
      <style:text-properties style:font-name="Courier New" style:font-name-complex="Courier New" style:font-weight-complex="bold"/>
    </style:style>
    <style:style style:name="P121" style:parent-style-name="Textbody" style:family="paragraph">
      <style:text-properties style:font-name="Courier New" style:font-name-complex="Courier New" style:font-weight-complex="bold"/>
    </style:style>
    <style:style style:name="P122" style:parent-style-name="Textbody" style:family="paragraph">
      <style:text-properties style:font-name="Courier New" style:font-name-complex="Courier New" style:font-weight-complex="bold"/>
    </style:style>
    <style:style style:name="P123" style:parent-style-name="Textbody" style:family="paragraph">
      <style:text-properties style:font-name="Courier New" style:font-name-complex="Courier New" style:font-weight-complex="bold"/>
    </style:style>
    <style:style style:name="P124" style:parent-style-name="Textbody" style:family="paragraph">
      <style:text-properties style:font-name="Courier New" style:font-name-complex="Courier New" style:font-weight-complex="bold"/>
    </style:style>
    <style:style style:name="P125" style:parent-style-name="Textbody" style:family="paragraph">
      <style:text-properties style:font-name="Courier New" style:font-name-complex="Courier New" style:font-weight-complex="bold"/>
    </style:style>
    <style:style style:name="P126" style:parent-style-name="Textbody" style:family="paragraph">
      <style:text-properties style:font-name="Courier New" style:font-name-complex="Courier New" style:font-weight-complex="bold"/>
    </style:style>
    <style:style style:name="P127" style:parent-style-name="Textbody" style:family="paragraph">
      <style:text-properties style:font-name="Courier New" style:font-name-complex="Courier New" style:font-weight-complex="bold"/>
    </style:style>
    <style:style style:name="P128" style:parent-style-name="Textbody" style:family="paragraph">
      <style:text-properties style:font-name="Courier New" style:font-name-complex="Courier New" style:font-weight-complex="bold"/>
    </style:style>
    <style:style style:name="P129" style:parent-style-name="Textbody" style:family="paragraph">
      <style:text-properties style:font-name="Courier New" style:font-name-complex="Courier New" style:font-weight-complex="bold"/>
    </style:style>
    <style:style style:name="P130" style:parent-style-name="Textbody" style:family="paragraph">
      <style:text-properties style:font-name="Courier New" style:font-name-complex="Courier New" style:font-weight-complex="bold"/>
    </style:style>
    <style:style style:name="P131" style:parent-style-name="Textbody" style:family="paragraph">
      <style:text-properties style:font-name="Courier New" style:font-name-complex="Courier New" style:font-weight-complex="bold"/>
    </style:style>
    <style:style style:name="P132" style:parent-style-name="Textbody" style:family="paragraph">
      <style:text-properties style:font-name="Courier New" style:font-name-complex="Courier New" style:font-weight-complex="bold"/>
    </style:style>
    <style:style style:name="P133" style:parent-style-name="Textbody" style:family="paragraph">
      <style:text-properties style:font-name="Courier New" style:font-name-complex="Courier New" style:font-weight-complex="bold"/>
    </style:style>
    <style:style style:name="P134" style:parent-style-name="Textbody" style:family="paragraph">
      <style:text-properties style:font-name="Courier New" style:font-name-complex="Courier New" style:font-weight-complex="bold"/>
    </style:style>
    <style:style style:name="P135" style:parent-style-name="Textbody" style:family="paragraph">
      <style:text-properties style:font-name="Courier New" style:font-name-complex="Courier New" style:font-weight-complex="bold"/>
    </style:style>
    <style:style style:name="P136" style:parent-style-name="Textbody" style:family="paragraph">
      <style:text-properties style:font-name="Courier New" style:font-name-complex="Courier New" style:font-weight-complex="bold"/>
    </style:style>
    <style:style style:name="P137" style:parent-style-name="Textbody" style:family="paragraph">
      <style:text-properties style:font-name="Courier New" style:font-name-complex="Courier New" style:font-weight-complex="bold"/>
    </style:style>
    <style:style style:name="P138" style:parent-style-name="Textbody" style:family="paragraph">
      <style:text-properties style:font-name="Courier New" style:font-name-complex="Courier New" style:font-weight-complex="bold"/>
    </style:style>
    <style:style style:name="P139" style:parent-style-name="Textbody" style:family="paragraph">
      <style:text-properties style:font-name="Courier New" style:font-name-complex="Courier New" style:font-weight-complex="bold"/>
    </style:style>
    <style:style style:name="P140" style:parent-style-name="Textbody" style:family="paragraph">
      <style:text-properties style:font-name="Courier New" style:font-name-complex="Courier New" style:font-weight-complex="bold"/>
    </style:style>
    <style:style style:name="P141" style:parent-style-name="Textbody" style:family="paragraph">
      <style:text-properties style:font-name="Courier New" style:font-name-complex="Courier New" style:font-weight-complex="bold"/>
    </style:style>
    <style:style style:name="P142" style:parent-style-name="Textbody" style:family="paragraph">
      <style:text-properties style:font-name="Courier New" style:font-name-complex="Courier New" style:font-weight-complex="bold"/>
    </style:style>
    <style:style style:name="P143" style:parent-style-name="Textbody" style:family="paragraph">
      <style:text-properties style:font-name="Courier New" style:font-name-complex="Courier New" style:font-weight-complex="bold"/>
    </style:style>
    <style:style style:name="P144" style:parent-style-name="Textbody" style:family="paragraph">
      <style:text-properties style:font-name="Courier New" style:font-name-complex="Courier New" style:font-weight-complex="bold"/>
    </style:style>
    <style:style style:name="P145" style:parent-style-name="Textbody" style:family="paragraph">
      <style:text-properties style:font-name="Courier New" style:font-name-complex="Courier New" style:font-weight-complex="bold"/>
    </style:style>
    <style:style style:name="P146" style:parent-style-name="Textbody" style:family="paragraph">
      <style:text-properties style:font-name="Courier New" style:font-name-complex="Courier New" style:font-weight-complex="bold"/>
    </style:style>
    <style:style style:name="P147" style:parent-style-name="Textbody" style:family="paragraph">
      <style:text-properties style:font-name="Courier New" style:font-name-complex="Courier New" style:font-weight-complex="bold"/>
    </style:style>
    <style:style style:name="P148" style:parent-style-name="Textbody" style:family="paragraph">
      <style:text-properties style:font-name="Courier New" style:font-name-complex="Courier New" style:font-weight-complex="bold"/>
    </style:style>
    <style:style style:name="P149" style:parent-style-name="Textbody" style:family="paragraph">
      <style:text-properties style:font-name="Courier New" style:font-name-complex="Courier New" style:font-weight-complex="bold"/>
    </style:style>
    <style:style style:name="P150" style:parent-style-name="Textbody" style:family="paragraph">
      <style:text-properties style:font-name="Courier New" style:font-name-complex="Courier New" style:font-weight-complex="bold"/>
    </style:style>
    <style:style style:name="P151" style:parent-style-name="Textbody" style:family="paragraph">
      <style:text-properties style:font-name="Courier New" style:font-name-complex="Courier New" style:font-weight-complex="bold"/>
    </style:style>
    <style:style style:name="P152" style:parent-style-name="Textbody" style:family="paragraph">
      <style:text-properties style:font-name="Courier New" style:font-name-complex="Courier New" style:font-weight-complex="bold"/>
    </style:style>
    <style:style style:name="P153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4" style:parent-style-name="Textbody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Textbody" style:family="paragraph">
      <style:text-properties style:font-name="Courier New" style:font-name-complex="Courier New"/>
    </style:style>
    <style:style style:name="TableColumn157" style:family="table-column">
      <style:table-column-properties style:column-width="1.6729in" style:use-optimal-column-width="false"/>
    </style:style>
    <style:style style:name="TableColumn158" style:family="table-column">
      <style:table-column-properties style:column-width="1.6736in" style:use-optimal-column-width="false"/>
    </style:style>
    <style:style style:name="TableColumn159" style:family="table-column">
      <style:table-column-properties style:column-width="1.6736in" style:use-optimal-column-width="false"/>
    </style:style>
    <style:style style:name="TableColumn160" style:family="table-column">
      <style:table-column-properties style:column-width="1.6729in" style:use-optimal-column-width="false"/>
    </style:style>
    <style:style style:name="Table156" style:family="table">
      <style:table-properties style:width="6.69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Courier New" style:font-name-complex="Courier New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ourier New" style:font-name-complex="Courier New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ourier New" style:font-name-complex="Courier New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Courier New" style:font-name-complex="Courier New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ourier New" style:font-name-complex="Courier New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ourier New" style:font-name-complex="Courier New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Courier New" style:font-name-complex="Courier New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Courier New" style:font-name-complex="Courier New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ourier New" style:font-name-complex="Courier Ne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ourier New" style:font-name-complex="Courier New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ourier New" style:font-name-complex="Courier New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Courier New" style:font-name-complex="Courier New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Courier New" style:font-name-complex="Courier New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Courier New" style:font-name-complex="Courier New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ourier New" style:font-name-complex="Courier New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ourier New" style:font-name-complex="Courier New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Courier New" style:font-name-complex="Courier New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ourier New" style:font-name-complex="Courier New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ourier New" style:font-name-complex="Courier New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ourier New" style:font-name-complex="Courier New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ourier New" style:font-name-complex="Courier New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P215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216" style:parent-style-name="Textbody" style:family="paragraph">
      <style:text-properties style:font-name="Courier New" style:font-name-complex="Courier New"/>
    </style:style>
    <style:style style:name="P217" style:parent-style-name="Textbody" style:family="paragraph">
      <style:text-properties style:font-name="Courier New" style:font-name-complex="Courier New"/>
    </style:style>
    <style:style style:name="P218" style:parent-style-name="Textbody" style:family="paragraph">
      <style:text-properties style:font-name="Courier New" style:font-name-complex="Courier New"/>
    </style:style>
    <style:style style:name="P219" style:parent-style-name="Textbody" style:family="paragraph">
      <style:text-properties style:font-name="Courier New" style:font-name-complex="Courier New"/>
    </style:style>
    <style:style style:name="P220" style:parent-style-name="Textbody" style:family="paragraph">
      <style:text-properties style:font-name="Courier New" style:font-name-complex="Courier New"/>
    </style:style>
    <style:style style:name="P221" style:parent-style-name="Textbody" style:family="paragraph">
      <style:text-properties style:font-name="Courier New" style:font-name-complex="Courier New"/>
    </style:style>
    <style:style style:name="P222" style:parent-style-name="Textbody" style:family="paragraph">
      <style:text-properties style:font-name="Courier New" style:font-name-complex="Courier New"/>
    </style:style>
    <style:style style:name="P223" style:parent-style-name="Textbody" style:family="paragraph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/>
    </style:style>
    <style:style style:name="P230" style:parent-style-name="Textbody" style:family="paragraph">
      <style:text-properties style:font-name="Courier New" style:font-name-complex="Courier New"/>
    </style:style>
    <style:style style:name="P231" style:parent-style-name="Textbody" style:family="paragraph">
      <style:text-properties style:font-name="Courier New" style:font-name-complex="Courier New"/>
    </style:style>
    <style:style style:name="P232" style:parent-style-name="Textbody" style:family="paragraph">
      <style:text-properties style:font-name="Courier New" style:font-name-complex="Courier New"/>
    </style:style>
    <style:style style:name="P233" style:parent-style-name="Textbody" style:family="paragraph">
      <style:text-properties style:font-name="Courier New" style:font-name-complex="Courier New"/>
    </style:style>
    <style:style style:name="P234" style:parent-style-name="Textbody" style:family="paragraph">
      <style:text-properties style:font-name="Courier New" style:font-name-complex="Courier New"/>
    </style:style>
    <style:style style:name="P235" style:parent-style-name="Textbody" style:family="paragraph">
      <style:text-properties style:font-name="Courier New" style:font-name-complex="Courier New"/>
    </style:style>
    <style:style style:name="P236" style:parent-style-name="Textbody" style:family="paragraph">
      <style:text-properties style:font-name="Courier New" style:font-name-complex="Courier New"/>
    </style:style>
    <style:style style:name="P237" style:parent-style-name="Textbody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T240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41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2" style:parent-style-name="Absatz-Standardschriftart" style:family="text">
      <style:text-properties style:font-name="Cambria Math" style:font-name-complex="Cambria Math" fo:font-style="italic" style:font-style-asian="italic" fo:color="#545454" fo:font-size="10pt" style:font-size-asian="10pt"/>
    </style:style>
    <style:style style:name="T243" style:parent-style-name="Absatz-Standardschriftart" style:family="text">
      <style:text-properties style:font-name="Courier New" style:font-name-complex="Courier New" fo:font-size="10pt" style:font-size-asian="10pt"/>
    </style:style>
    <style:style style:name="T244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5" style:parent-style-name="Absatz-Standardschriftart" style:family="text">
      <style:text-properties style:font-name="Courier New" style:font-name-complex="Courier New" fo:font-size="10pt" style:font-size-asian="10pt"/>
    </style:style>
    <style:style style:name="T246" style:parent-style-name="Absatz-Standardschriftart" style:family="text">
      <style:text-properties style:font-name="Courier New" style:font-name-complex="Courier New" fo:font-size="10pt" style:font-size-asian="10pt"/>
    </style:style>
    <style:style style:name="T247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48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49" style:parent-style-name="Absatz-Standardschriftart" style:family="text">
      <style:text-properties style:font-name="Courier New" style:font-name-complex="Courier New" fo:font-style="italic" style:font-style-asian="italic" style:font-style-complex="italic" fo:font-size="10pt" style:font-size-asian="10pt"/>
    </style:style>
    <style:style style:name="T250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51" style:parent-style-name="Absatz-Standardschriftart" style:family="text">
      <style:text-properties style:font-name="Courier New" style:font-name-complex="Courier New" fo:font-size="10pt" style:font-size-asian="10pt"/>
    </style:style>
    <style:style style:name="T252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5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4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5" style:parent-style-name="Absatz-Standardschriftart" style:family="text">
      <style:text-properties style:font-name="Courier New" style:font-name-complex="Courier New" fo:font-size="10pt" style:font-size-asian="10pt"/>
    </style:style>
    <style:style style:name="T256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8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59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0" style:parent-style-name="Absatz-Standardschriftart" style:family="text">
      <style:text-properties style:font-name="Courier New" style:font-name-complex="Courier New" fo:font-size="10pt" style:font-size-asian="10pt"/>
    </style:style>
    <style:style style:name="T261" style:parent-style-name="Absatz-Standardschriftart" style:family="text">
      <style:text-properties style:font-name="Courier New" style:font-name-complex="Courier New" fo:font-style="italic" style:font-style-asian="italic" fo:font-size="10pt" style:font-size-asian="10pt"/>
    </style:style>
    <style:style style:name="T262" style:parent-style-name="Absatz-Standardschriftart" style:family="text">
      <style:text-properties style:font-name="Courier New" style:font-name-complex="Courier New"/>
    </style:style>
    <style:style style:name="T263" style:parent-style-name="Absatz-Standardschriftart" style:family="text">
      <style:text-properties style:font-name="Courier New" style:font-name-complex="Courier New" fo:font-weight="bold" style:font-weight-asian="bold" style:font-weight-complex="bold" fo:font-size="10pt" style:font-size-asian="10pt"/>
    </style:style>
    <style:style style:name="T264" style:parent-style-name="Absatz-Standardschriftart" style:family="text">
      <style:text-properties style:font-name="Courier New" style:font-name-complex="Courier New" fo:font-size="10pt" style:font-size-asian="10pt"/>
    </style:style>
    <style:style style:name="T265" style:parent-style-name="Absatz-Standardschriftart" style:family="text">
      <style:text-properties style:font-name="Courier New" style:font-name-complex="Courier New" fo:font-weight="bold" style:font-weight-asian="bold" fo:font-size="10pt" style:font-size-asian="10pt"/>
    </style:style>
    <style:style style:name="T266" style:parent-style-name="Absatz-Standardschriftart" style:family="text">
      <style:text-properties style:font-name="Courier New" style:font-name-complex="Courier New" fo:font-size="10pt" style:font-size-asian="10pt"/>
    </style:style>
    <style:style style:name="P267" style:parent-style-name="Standard" style:family="paragraph">
      <style:text-properties style:font-name="Courier New" style:font-name-complex="Courier New"/>
    </style:style>
    <style:style style:name="P268" style:parent-style-name="Standard" style:family="paragraph">
      <style:text-properties style:font-name="Courier New" style:font-name-complex="Courier New"/>
    </style:style>
    <style:style style:name="P269" style:parent-style-name="Standard" style:family="paragraph">
      <style:text-properties style:font-name="Courier New" style:font-name-complex="Courier New"/>
    </style:style>
    <style:style style:name="TableColumn271" style:family="table-column">
      <style:table-column-properties style:column-width="1.2569in" style:use-optimal-column-width="false"/>
    </style:style>
    <style:style style:name="TableColumn272" style:family="table-column">
      <style:table-column-properties style:column-width="2.25in" style:use-optimal-column-width="false"/>
    </style:style>
    <style:style style:name="Table270" style:family="table">
      <style:table-properties style:width="3.5069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ourier New" style:font-name-complex="Courier New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Courier New" style:font-name-complex="Courier New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Courier New" style:font-name-complex="Courier New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Courier New" style:font-name-complex="Courier New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Courier New" style:font-name-complex="Courier New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ourier New" style:font-name-complex="Courier New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Courier New" style:font-name-complex="Courier New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ourier New" style:font-name-complex="Courier New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Courier New" style:font-name-complex="Courier New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Courier New" style:font-name-complex="Courier New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Courier New" style:font-name-complex="Courier New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Courier New" style:font-name-complex="Courier New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urier New" style:font-name-complex="Courier New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urier New" style:font-name-complex="Courier New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Courier New" style:font-name-complex="Courier New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Courier New" style:font-name-complex="Courier New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Courier New" style:font-name-complex="Courier New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Courier New" style:font-name-complex="Courier New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urier New" style:font-name-complex="Courier New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urier New" style:font-name-complex="Courier New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Courier New" style:font-name-complex="Courier New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Courier New" style:font-name-complex="Courier New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urier New" style:font-name-complex="Courier New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Courier New" style:font-name-complex="Courier New"/>
    </style:style>
    <style:style style:name="P333" style:parent-style-name="Standard" style:family="paragraph">
      <style:text-properties style:font-name="Courier New" style:font-name-complex="Courier New"/>
    </style:style>
    <style:style style:name="P334" style:parent-style-name="Standard" style:family="paragraph">
      <style:text-properties style:font-name="Courier New" style:font-name-complex="Courier New"/>
    </style:style>
    <style:style style:name="P335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6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7" style:parent-style-name="Absatz-Standardschriftart" style:family="text">
      <style:text-properties style:font-name="Courier New" style:font-name-complex="Courier New"/>
    </style:style>
    <style:style style:name="P338" style:parent-style-name="Standard" style:family="paragraph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9" style:parent-style-name="Textbody" style:family="paragraph">
      <style:text-properties style:font-name="Courier New" style:font-name-complex="Courier New"/>
    </style:style>
    <style:style style:name="P340" style:parent-style-name="Textbody" style:family="paragraph">
      <style:text-properties style:font-name="Courier New" style:font-name-complex="Courier New"/>
    </style:style>
    <style:style style:name="TableColumn342" style:family="table-column">
      <style:table-column-properties style:column-width="1.2569in" style:use-optimal-column-width="false"/>
    </style:style>
    <style:style style:name="TableColumn343" style:family="table-column">
      <style:table-column-properties style:column-width="2.25in" style:use-optimal-column-width="false"/>
    </style:style>
    <style:style style:name="Table341" style:family="table">
      <style:table-properties style:width="3.5069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ourier New" style:font-name-complex="Courier New"/>
    </style:style>
    <style:style style:name="TableCell3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ourier New" style:font-name-complex="Courier New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Courier New" style:font-name-complex="Courier New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Courier New" style:font-name-complex="Courier New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ourier New" style:font-name-complex="Courier New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Courier New" style:font-name-complex="Courier New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ourier New" style:font-name-complex="Courier New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Courier New" style:font-name-complex="Courier New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Courier New" style:font-name-complex="Courier New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ourier New" style:font-name-complex="Courier New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ourier New" style:font-name-complex="Courier New"/>
    </style:style>
    <style:style style:name="P374" style:parent-style-name="Textbody" style:family="paragraph">
      <style:text-properties style:font-name="Courier New" style:font-name-complex="Courier New"/>
    </style:style>
    <style:style style:name="P375" style:parent-style-name="Textbody" style:family="paragraph">
      <style:text-properties style:font-name="Courier New" style:font-name-complex="Courier New"/>
    </style:style>
    <style:style style:name="P376" style:parent-style-name="Textbody" style:family="paragraph">
      <style:text-properties style:font-name="Courier New" style:font-name-complex="Courier New"/>
    </style:style>
    <style:style style:name="P377" style:parent-style-name="Textbody" style:family="paragraph">
      <style:text-properties style:font-name="Courier New" style:font-name-complex="Courier New"/>
    </style:style>
    <style:style style:name="P378" style:parent-style-name="Textbody" style:family="paragraph">
      <style:text-properties style:font-name="Courier New" style:font-name-complex="Courier New"/>
    </style:style>
    <style:style style:name="P379" style:parent-style-name="Textbody" style:family="paragraph">
      <style:text-properties style:font-name="Courier New" style:font-name-complex="Courier New"/>
    </style:style>
    <style:style style:name="P380" style:parent-style-name="Textbody" style:family="paragraph">
      <style:text-properties style:font-name="Courier New" style:font-name-complex="Courier New"/>
    </style:style>
    <style:style style:name="P381" style:parent-style-name="Textbody" style:family="paragraph">
      <style:text-properties style:font-name="Courier New" style:font-name-complex="Courier New"/>
    </style:style>
    <style:style style:name="T382" style:parent-style-name="Absatz-Standardschriftart" style:family="text">
      <style:text-properties style:font-name="Courier New" style:font-name-complex="Courier New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Übung 2</text:p>
      <text:p text:style-name="P2"/>
      <text:p text:style-name="P3">Aufgabe 5:</text:p>
      <text:p text:style-name="P4">1) Ja</text:p>
      <text:p text:style-name="P5">2) Ja</text:p>
      <text:p text:style-name="P6">3) Nein, ++ ist ein unärer Operator, die 4 kann nicht gelesen werden</text:p>
      <text:p text:style-name="P7">4) Nein, man darf kein Komma verwenden, da gehört ein Punkt hin (5 * 0.03)</text:p>
      <text:p text:style-name="P8">5)<text:s/>zwischen der 5 und dem y steht kein arithmetischer operator</text:p>
      <text:p text:style-name="P9">6) Ja</text:p>
      <text:p text:style-name="P10">7) Ja</text:p>
      <text:p text:style-name="P11">8) Modulo ist nur bei integern möglich</text:p>
      <text:p text:style-name="P12">9) 4</text:p>
      <text:p text:style-name="P13">10) – 4.333333</text:p>
      <text:p text:style-name="P14">11) -32</text:p>
      <text:p text:style-name="P15">12) 32</text:p>
      <text:p text:style-name="P16">13) 5</text:p>
      <text:p text:style-name="P17">14) -47</text:p>
      <text:p text:style-name="P18">15) 8</text:p>
      <text:p text:style-name="P19">16) 5</text:p>
      <text:p text:style-name="P20">17) 3</text:p>
      <text:p text:style-name="P21">18) 33</text:p>
      <text:p text:style-name="P22">19) 0</text:p>
      <text:p text:style-name="P23">20) 2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ufgabe 6:</text:p>
      <text:p text:style-name="P31">a)</text:p>
      <text:p text:style-name="P32"/>
      <text:p text:style-name="P33">#include &lt;stdio.h&gt;</text:p>
      <text:p text:style-name="P34">#include &lt;ctype.h&gt;</text:p>
      <text:p text:style-name="P35">#include &lt;math.h&gt;</text:p>
      <text:p text:style-name="P36"/>
      <text:p text:style-name="P37">int main(void)</text:p>
      <text:p text:style-name="P38">{</text:p>
      <text:p text:style-name="P39"><text:s text:c="8"/>char zeichen1;</text:p>
      <text:p text:style-name="P40"><text:s text:c="8"/>char zeichen2;</text:p>
      <text:p text:style-name="P41"><text:s text:c="8"/>int pruefen1;</text:p>
      <text:p text:style-name="P42"><text:s text:c="8"/>int pruefen2;</text:p>
      <text:p text:style-name="P43"><text:s text:c="8"/>int summe;</text:p>
      <text:p text:style-name="P44"/>
      <text:p text:style-name="P45"><text:s text:c="8"/>printf("Bitte geben Sie ihr erstes Zeichen ein: \n");</text:p>
      <text:p text:style-name="P46"><text:s text:c="8"/>scanf(" %c", &amp;zeichen1);</text:p>
      <text:p text:style-name="P47"><text:s text:c="8"/>pruefen1 = islower(zeichen1);</text:p>
      <text:p text:style-name="P48"/>
      <text:p text:style-name="P49"><text:s text:c="8"/>printf("Bitte geben Sie ihr zweites Zeichen ein: \n");</text:p>
      <text:p text:style-name="P50"><text:s text:c="8"/>scanf(" %c", &amp;zeichen2);</text:p>
      <text:p text:style-name="P51"><text:s text:c="8"/>pruefen2 = isupper(zeichen2);</text:p>
      <text:p text:style-name="P52"/>
      <text:p text:style-name="P53"><text:s text:c="8"/>summe = pruefen1 &amp;&amp; pruefen2;</text:p>
      <text:p text:style-name="P54"><text:s text:c="8"/>printf("Der Wert (wenn 0 -&gt; falsch), (wenn<text:s/>ungleich 0 -&gt;</text:p>
      <text:p text:style-name="P55"><text:s text:c="8"/>wahr): %d", summe);</text:p>
      <text:p text:style-name="P56"/>
      <text:p text:style-name="P57"><text:s text:c="8"/>return 0;</text:p>
      <text:p text:style-name="P58">}</text:p>
      <text:p text:style-name="P59"/>
      <text:p text:style-name="P60"/>
      <text:soft-page-break/>
      <text:p text:style-name="P61">b)</text:p>
      <text:p text:style-name="P62">#include &lt;stdio.h&gt;</text:p>
      <text:p text:style-name="P63">#include &lt;ctype.h&gt;</text:p>
      <text:p text:style-name="P64"/>
      <text:p text:style-name="P65">int main(void)</text:p>
      <text:p text:style-name="P66">{</text:p>
      <text:p text:style-name="P67"><text:s text:c="8"/>char zeichen1;</text:p>
      <text:p text:style-name="P68"><text:s text:c="8"/>char zeichen2;</text:p>
      <text:p text:style-name="P69"><text:s text:c="8"/>int wert1;</text:p>
      <text:p text:style-name="P70"><text:s text:c="8"/>int wert2;</text:p>
      <text:p text:style-name="P71"><text:s text:c="8"/>int summe;</text:p>
      <text:p text:style-name="P72"/>
      <text:p text:style-name="P73"><text:s text:c="8"/>printf("Bitte geben<text:s/>Sie das zweite Zeichen ein: \n");</text:p>
      <text:p text:style-name="P74"><text:s text:c="8"/>scanf(" %c", &amp;zeichen1);</text:p>
      <text:p text:style-name="P75"><text:s text:c="8"/>printf("Bitte geben Sie das erste Zeichen ein: \n");</text:p>
      <text:p text:style-name="P76"><text:s text:c="8"/>scanf(" %c", &amp;zeichen2);</text:p>
      <text:p text:style-name="P77"/>
      <text:p text:style-name="P78"><text:s text:c="8"/>zeichen1 = tolower(zeichen1);</text:p>
      <text:p text:style-name="P79"><text:s text:c="8"/>zeichen2 = tolower(zeichen2);</text:p>
      <text:p text:style-name="P80"/>
      <text:p text:style-name="P81"><text:s text:c="8"/>wert1 =<text:s/>(int)zeichen1;</text:p>
      <text:p text:style-name="P82"><text:s text:c="8"/>wert2 = (int)zeichen2;</text:p>
      <text:p text:style-name="P83"><text:s text:c="8"/>summe = wert1 + wert2;</text:p>
      <text:p text:style-name="P84"/>
      <text:p text:style-name="P85"><text:s text:c="8"/>printf("Summe aus den beiden Werten: %d", summe);</text:p>
      <text:p text:style-name="P86"/>
      <text:p text:style-name="P87"><text:s text:c="8"/>return 0;</text:p>
      <text:p text:style-name="P88">}</text:p>
      <text:p text:style-name="P89"/>
      <text:p text:style-name="P90"/>
      <text:p text:style-name="P91"/>
      <text:soft-page-break/>
      <text:p text:style-name="P92">c)</text:p>
      <text:p text:style-name="P93">#include &lt;stdio.h&gt;</text:p>
      <text:p text:style-name="P94">#include &lt;stdlib.h&gt;</text:p>
      <text:p text:style-name="P95">#include &lt;math.h&gt;</text:p>
      <text:p text:style-name="P96"/>
      <text:p text:style-name="P97">double berechnen(double x);</text:p>
      <text:p text:style-name="P98"/>
      <text:p text:style-name="P99">int main(void)</text:p>
      <text:p text:style-name="P100">{</text:p>
      <text:p text:style-name="P101"><text:s text:c="8"/>double x;</text:p>
      <text:p text:style-name="P102"><text:s text:c="8"/>double returnwert;</text:p>
      <text:p text:style-name="P103"/>
      <text:p text:style-name="P104"><text:s text:c="8"/>printf("Bitte die Zahl eingeben: ");</text:p>
      <text:p text:style-name="P105"><text:s text:c="8"/>scanf("%lf", &amp;x);</text:p>
      <text:p text:style-name="P106"><text:s text:c="8"/>returnwert = berechnen(x);</text:p>
      <text:p text:style-name="P107"><text:s text:c="8"/>printf("Resultat: %f", returnwert);</text:p>
      <text:p text:style-name="P108"/>
      <text:p text:style-name="P109"><text:s text:c="8"/>return 0;</text:p>
      <text:p text:style-name="P110">}</text:p>
      <text:p text:style-name="P111"/>
      <text:p text:style-name="P112">double berechnen(double x)</text:p>
      <text:p text:style-name="P113">{</text:p>
      <text:p text:style-name="P114"><text:s text:c="8"/>double returnwert;</text:p>
      <text:p text:style-name="P115"><text:s text:c="8"/>returnwert = fabs(x) * sin(x) * pow(10.0, -2.0);</text:p>
      <text:p text:style-name="P116"><text:s text:c="8"/>return returnwert;</text:p>
      <text:p text:style-name="P117">}</text:p>
      <text:p text:style-name="P118"/>
      <text:p text:style-name="P119"/>
      <text:p text:style-name="P120"/>
      <text:p text:style-name="P121"/>
      <text:p text:style-name="P122"/>
      <text:soft-page-break/>
      <text:p text:style-name="P123">d)<text:s/></text:p>
      <text:p text:style-name="P124">#include &lt;stdio.h&gt;</text:p>
      <text:p text:style-name="P125">#include &lt;math.h&gt;</text:p>
      <text:p text:style-name="P126"/>
      <text:p text:style-name="P127">double berechnung(double zahl1, double zahl2);</text:p>
      <text:p text:style-name="P128"/>
      <text:p text:style-name="P129">int main(void)</text:p>
      <text:p text:style-name="P130">{</text:p>
      <text:p text:style-name="P131"><text:s text:c="8"/>double zahl1;</text:p>
      <text:p text:style-name="P132"><text:s text:c="7"/><text:s/>double zahl2;</text:p>
      <text:p text:style-name="P133"><text:s text:c="8"/>double ergebnis;</text:p>
      <text:p text:style-name="P134"/>
      <text:p text:style-name="P135"><text:s text:c="8"/>printf("Bitte die erste Zahl eingeben: ");</text:p>
      <text:p text:style-name="P136"><text:s text:c="8"/>scanf("%lf", &amp;zahl1);</text:p>
      <text:p text:style-name="P137"><text:s text:c="8"/>printf("Bitte die zweite Zahl eingeben: ");</text:p>
      <text:p text:style-name="P138"><text:s text:c="8"/>scanf("%lf", &amp;zahl2);</text:p>
      <text:p text:style-name="P139"/>
      <text:p text:style-name="P140"><text:s text:c="8"/>ergebnis = berechnung(zahl1, zahl2);</text:p>
      <text:p text:style-name="P141"><text:s text:c="8"/>printf("Das Ergebnis: %.3f", ergebnis);</text:p>
      <text:p text:style-name="P142"/>
      <text:p text:style-name="P143"><text:s text:c="8"/>return 0;</text:p>
      <text:p text:style-name="P144">}</text:p>
      <text:p text:style-name="P145"/>
      <text:p text:style-name="P146">double berechnung(double zahl1, double zahl2)</text:p>
      <text:p text:style-name="P147">{</text:p>
      <text:p text:style-name="P148"><text:s text:c="8"/>double temp;</text:p>
      <text:p text:style-name="P149"><text:s text:c="8"/>temp = exp(zahl1 + zahl2);</text:p>
      <text:p text:style-name="P150"><text:s text:c="8"/>return temp;</text:p>
      <text:p text:style-name="P151">}</text:p>
      <text:p text:style-name="P152"/>
      <text:p text:style-name="P153"/>
      <text:soft-page-break/>
      <text:p text:style-name="P154">Aufgabe 7:</text:p>
      <text:p text:style-name="P155">a)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1.</text:p>
          </table:table-cell>
          <table:table-cell table:style-name="TableCell164">
            <text:p text:style-name="P165">2.</text:p>
          </table:table-cell>
          <table:table-cell table:style-name="TableCell166">
            <text:p text:style-name="P167">3.</text:p>
          </table:table-cell>
          <table:table-cell table:style-name="TableCell168">
            <text:p text:style-name="P169">4.</text:p>
          </table:table-cell>
        </table:table-row>
        <table:table-row table:style-name="TableRow170">
          <table:table-cell table:style-name="TableCell171">
            <text:p text:style-name="P172">x = 42 <text:s/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y = 12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42 + 1<text:s/>&gt; 12?</text:p>
          </table:table-cell>
          <table:table-cell table:style-name="TableCell191">
            <text:p text:style-name="P192">30 + 1 &gt; 12?</text:p>
          </table:table-cell>
          <table:table-cell table:style-name="TableCell193">
            <text:p text:style-name="P194">18 + 1 &gt; 12?</text:p>
          </table:table-cell>
          <table:table-cell table:style-name="TableCell195">
            <text:p text:style-name="P196">6 + 1 &gt; 12?</text:p>
          </table:table-cell>
        </table:table-row>
        <table:table-row table:style-name="TableRow197">
          <table:table-cell table:style-name="TableCell198">
            <text:p text:style-name="P199">x = 42 – 12 = 30</text:p>
          </table:table-cell>
          <table:table-cell table:style-name="TableCell200">
            <text:p text:style-name="P201">x = 30 – 12 = 18</text:p>
          </table:table-cell>
          <table:table-cell table:style-name="TableCell202">
            <text:p text:style-name="P203">x = 18 – 12 = 6</text:p>
          </table:table-cell>
          <table:table-cell table:style-name="TableCell204">
            <text:p text:style-name="P205">*</text:p>
          </table:table-cell>
        </table:table-row>
        <table:table-row table:style-name="TableRow206">
          <table:table-cell table:style-name="TableCell207">
            <text:p text:style-name="P208">y = 12</text:p>
          </table:table-cell>
          <table:table-cell table:style-name="TableCell209">
            <text:p text:style-name="P210">y = 12</text:p>
          </table:table-cell>
          <table:table-cell table:style-name="TableCell211">
            <text:p text:style-name="P212">y = 12</text:p>
          </table:table-cell>
          <table:table-cell table:style-name="TableCell213">
            <text:p text:style-name="P214"/>
          </table:table-cell>
        </table:table-row>
      </table:table>
      <text:p text:style-name="P215">→ *Ausgabe: 6</text:p>
      <text:p text:style-name="P216">Die Funktion berechnet den Modulo</text:p>
      <text:p text:style-name="P217">b)</text:p>
      <text:p text:style-name="P218">#include &lt;stdio.h&gt;</text:p>
      <text:p text:style-name="P219"/>
      <text:p text:style-name="P220">int comp(int x, int y)</text:p>
      <text:p text:style-name="P221">{</text:p>
      <text:p text:style-name="P222"><text:s text:c="8"/>while (x + 1 &gt; y) {</text:p>
      <text:p text:style-name="P223"><text:s text:c="16"/>x = x - y;</text:p>
      <text:p text:style-name="P224"><text:s text:c="8"/>}</text:p>
      <text:p text:style-name="P225"><text:s text:c="8"/>return x;</text:p>
      <text:p text:style-name="P226">}</text:p>
      <text:p text:style-name="P227"/>
      <text:p text:style-name="P228">int main(void)</text:p>
      <text:p text:style-name="P229">{</text:p>
      <text:p text:style-name="P230">int x;</text:p>
      <text:p text:style-name="P231">int y;</text:p>
      <text:p text:style-name="P232">printf("Bitte geben Sie zwei positive ganze Zahlen, ");</text:p>
      <text:p text:style-name="P233">printf("getrennt durch ein Leerzeichen, ein:");</text:p>
      <text:p text:style-name="P234">scanf("%i %i", &amp;x, &amp;y);</text:p>
      <text:p text:style-name="P235">printf("Rückgabewert der Funktion: %d",<text:s/>comp(x, y));</text:p>
      <text:p text:style-name="P236"/>
      <text:p text:style-name="P237">return 0;</text:p>
      <text:p text:style-name="P238">}</text:p>
      <text:soft-page-break/>
      <text:p text:style-name="P239">c)</text:p>
      <text:p text:style-name="Standard"><text:span text:style-name="T240">Eingabe :<text:s/></text:span><text:span text:style-name="T241">a<text:s/></text:span><text:span text:style-name="T242">∈</text:span><text:span text:style-name="T243"><text:s/>N</text:span></text:p>
      <text:p text:style-name="Standard"><text:span text:style-name="T244">b ← 2</text:span><text:span text:style-name="T245">;</text:span></text:p>
      <text:p text:style-name="Standard"><text:span text:style-name="T246">c <text:s/></text:span><text:span text:style-name="T247">← 0;</text:span></text:p>
      <text:p text:style-name="Standard"><text:span text:style-name="T248">solange <text:s/></text:span><text:span text:style-name="T249">b</text:span><text:span text:style-name="T250"><text:s/>&lt; a</text:span><text:span text:style-name="T251"><text:s/></text:span><text:span text:style-name="T252">tue</text:span></text:p>
      <text:p text:style-name="Standard"><text:span text:style-name="T253"><draw:custom-shape svg:x="0.15157in" svg:y="0.06181in" svg:width="0.01042in" svg:height="0.49931in" draw:z-index="251658240" draw:id="id0" draw:style-name="a0" draw:name="Form1" text:anchor-type="paragraph"><svg:title/><svg:desc/><text:p text:style-name="Standard"/><draw:enhanced-geometry draw:type="non-primitive" svg:viewBox="0 0 28 1270" draw:enhanced-path="M ?f3 ?f0 C ?f4 ?f5 ?f6 ?f7 ?f8 ?f9 L ?f8 ?f10 ?f8 ?f2 N" draw:text-areas="?f15 ?f17 ?f16 ?f18"><draw:equation draw:name="f0" draw:formula="0"/><draw:equation draw:name="f1" draw:formula="28"/><draw:equation draw:name="f2" draw:formula="1270"/><draw:equation draw:name="f3" draw:formula="19"/><draw:equation draw:name="f4" draw:formula="51"/><draw:equation draw:name="f5" draw:formula="340"/><draw:equation draw:name="f6" draw:formula="-11"/><draw:equation draw:name="f7" draw:formula="681"/><draw:equation draw:name="f8" draw:formula="2"/><draw:equation draw:name="f9" draw:formula="1023"/><draw:equation draw:name="f10" draw:formula="1199"/><draw:equation draw:name="f11" draw:formula="?f2 - ?f0"/><draw:equation draw:name="f12" draw:formula="?f1 - ?f0"/><draw:equation draw:name="f13" draw:formula="?f12 / 28"/><draw:equation draw:name="f14" draw:formula="?f11 / 1270"/><draw:equation draw:name="f15" draw:formula="?f0 / ?f13"/><draw:equation draw:name="f16" draw:formula="?f1 / ?f13"/><draw:equation draw:name="f17" draw:formula="?f0 / ?f14"/><draw:equation draw:name="f18" draw:formula="?f2 / ?f14"/></draw:enhanced-geometry></draw:custom-shape></text:span><text:span text:style-name="T254"><text:tab/>wenn<text:s/></text:span><text:span text:style-name="T255">a % b == 0<text:s/></text:span><text:span text:style-name="T256">dann</text:span></text:p>
      <text:p text:style-name="Standard"><text:span text:style-name="T257"><draw:custom-shape svg:x="0.65197in" svg:y="0.01378in" svg:width="0.1375in" svg:height="0.12431in" draw:z-index="251659264" draw:id="id1" draw:style-name="a1" draw:name="Form2" text:anchor-type="paragraph"><svg:title/><svg:desc/><text:p text:style-name="Standard"/><draw:enhanced-geometry draw:type="non-primitive" svg:viewBox="0 0 353 318" draw:enhanced-path="F M ?f0 ?f0 L ?f0 ?f2 ?f2 ?f2 ?f1 ?f2 N" draw:text-areas="?f7 ?f9 ?f8 ?f10"><draw:equation draw:name="f0" draw:formula="0"/><draw:equation draw:name="f1" draw:formula="353"/><draw:equation draw:name="f2" draw:formula="318"/><draw:equation draw:name="f3" draw:formula="?f2 - ?f0"/><draw:equation draw:name="f4" draw:formula="?f1 - ?f0"/><draw:equation draw:name="f5" draw:formula="?f4 / 353"/><draw:equation draw:name="f6" draw:formula="?f3 / 318"/><draw:equation draw:name="f7" draw:formula="?f0 / ?f5"/><draw:equation draw:name="f8" draw:formula="?f1 / ?f5"/><draw:equation draw:name="f9" draw:formula="?f0 / ?f6"/><draw:equation draw:name="f10" draw:formula="?f2 / ?f6"/></draw:enhanced-geometry></draw:custom-shape></text:span><text:span text:style-name="T258"><text:tab/></text:span><text:span text:style-name="T259"><text:tab/></text:span><text:span text:style-name="T260">c<text:s/></text:span><text:span text:style-name="T261">← 1;</text:span></text:p>
      <text:p text:style-name="Standard"/>
      <text:p text:style-name="Standard"><text:span text:style-name="T262"><draw:custom-shape svg:x="0.65197in" svg:y="0.01378in" svg:width="0.1375in" svg:height="0.12431in" draw:z-index="2" draw:id="id2" draw:style-name="a2" draw:name="Form2" text:anchor-type="paragraph"><svg:title/><svg:desc/><text:p text:style-name="Standard"/><draw:enhanced-geometry draw:type="non-primitive" svg:viewBox="0 0 353 318" draw:enhanced-path="F M ?f0 ?f0 L ?f0 ?f2 ?f2 ?f2 ?f1 ?f2 N" draw:text-areas="?f7 ?f9 ?f8 ?f10"><draw:equation draw:name="f0" draw:formula="0"/><draw:equation draw:name="f1" draw:formula="353"/><draw:equation draw:name="f2" draw:formula="318"/><draw:equation draw:name="f3" draw:formula="?f2 - ?f0"/><draw:equation draw:name="f4" draw:formula="?f1 - ?f0"/><draw:equation draw:name="f5" draw:formula="?f4 / 353"/><draw:equation draw:name="f6" draw:formula="?f3 / 318"/><draw:equation draw:name="f7" draw:formula="?f0 / ?f5"/><draw:equation draw:name="f8" draw:formula="?f1 / ?f5"/><draw:equation draw:name="f9" draw:formula="?f0 / ?f6"/><draw:equation draw:name="f10" draw:formula="?f2 / ?f6"/></draw:enhanced-geometry></draw:custom-shape></text:span><text:span text:style-name="T263"><text:tab/></text:span><text:span text:style-name="T264">b = b + 1;</text:span></text:p>
      <text:p text:style-name="Standard"><text:span text:style-name="T265">Ausgabe : &lt;</text:span><text:span text:style-name="T266">c&gt;</text:span></text:p>
      <text:p text:style-name="P267"/>
      <text:p text:style-name="P268">d)</text:p>
      <text:p text:style-name="P269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P275">Adresse</text:p>
          </table:table-cell>
          <table:table-cell table:style-name="TableCell276">
            <text:p text:style-name="P277">Befehl</text:p>
          </table:table-cell>
        </table:table-row>
        <table:table-row table:style-name="TableRow278">
          <table:table-cell table:style-name="TableCell279">
            <text:p text:style-name="P280">4000</text:p>
          </table:table-cell>
          <table:table-cell table:style-name="TableCell281">
            <text:p text:style-name="P282">INIT 2000</text:p>
          </table:table-cell>
        </table:table-row>
        <table:table-row table:style-name="TableRow283">
          <table:table-cell table:style-name="TableCell284">
            <text:p text:style-name="P285">4001</text:p>
          </table:table-cell>
          <table:table-cell table:style-name="TableCell286">
            <text:p text:style-name="P287">SPRUNG 1000, 4010</text:p>
          </table:table-cell>
        </table:table-row>
        <table:table-row table:style-name="TableRow288">
          <table:table-cell table:style-name="TableCell289">
            <text:p text:style-name="P290">4002</text:p>
          </table:table-cell>
          <table:table-cell table:style-name="TableCell291">
            <text:p text:style-name="P292">DEKREMENT 1000</text:p>
          </table:table-cell>
        </table:table-row>
        <table:table-row table:style-name="TableRow293">
          <table:table-cell table:style-name="TableCell294">
            <text:p text:style-name="P295">4003</text:p>
          </table:table-cell>
          <table:table-cell table:style-name="TableCell296">
            <text:p text:style-name="P297">INIT 3000</text:p>
          </table:table-cell>
        </table:table-row>
        <table:table-row table:style-name="TableRow298">
          <table:table-cell table:style-name="TableCell299">
            <text:p text:style-name="P300">4004</text:p>
          </table:table-cell>
          <table:table-cell table:style-name="TableCell301">
            <text:p text:style-name="P302">ADD 3000, 2000</text:p>
          </table:table-cell>
        </table:table-row>
        <table:table-row table:style-name="TableRow303">
          <table:table-cell table:style-name="TableCell304">
            <text:p text:style-name="P305">4005</text:p>
          </table:table-cell>
          <table:table-cell table:style-name="TableCell306">
            <text:p text:style-name="P307">ADD 3000, 1000</text:p>
          </table:table-cell>
        </table:table-row>
        <table:table-row table:style-name="TableRow308">
          <table:table-cell table:style-name="TableCell309">
            <text:p text:style-name="P310">4006</text:p>
          </table:table-cell>
          <table:table-cell table:style-name="TableCell311">
            <text:p text:style-name="P312">ADD 2000, 3000</text:p>
          </table:table-cell>
        </table:table-row>
        <table:table-row table:style-name="TableRow313">
          <table:table-cell table:style-name="TableCell314">
            <text:p text:style-name="P315">4007</text:p>
          </table:table-cell>
          <table:table-cell table:style-name="TableCell316">
            <text:p text:style-name="P317">ADD 2000, 3000</text:p>
          </table:table-cell>
        </table:table-row>
        <table:table-row table:style-name="TableRow318">
          <table:table-cell table:style-name="TableCell319">
            <text:p text:style-name="P320">4008</text:p>
          </table:table-cell>
          <table:table-cell table:style-name="TableCell321">
            <text:p text:style-name="P322">ADD 2000, 3000</text:p>
          </table:table-cell>
        </table:table-row>
        <table:table-row table:style-name="TableRow323">
          <table:table-cell table:style-name="TableCell324">
            <text:p text:style-name="P325">4009</text:p>
          </table:table-cell>
          <table:table-cell table:style-name="TableCell326">
            <text:p text:style-name="P327">SPRUNG 4001</text:p>
          </table:table-cell>
        </table:table-row>
        <table:table-row table:style-name="TableRow328">
          <table:table-cell table:style-name="TableCell329">
            <text:p text:style-name="P330">4010</text:p>
          </table:table-cell>
          <table:table-cell table:style-name="TableCell331">
            <text:p text:style-name="P332">AUSGABE 2000</text:p>
          </table:table-cell>
        </table:table-row>
      </table:table>
      <text:p text:style-name="P333"/>
      <text:p text:style-name="P334"/>
      <text:p text:style-name="P335">Aufgabe 8</text:p>
      <text:p text:style-name="P336"/>
      <text:p text:style-name="Standard"><text:span text:style-name="T337">a)</text:span></text:p>
      <text:p text:style-name="P338"/>
      <text:p text:style-name="P339">Es wird 20 ausgegeben. Das Programm addiert in einer while schleife zur SZ 1008 eine 4 und<text:s/>subtrahiert 1 von der SZ 1006, somit kommen bei einem anfänglichen Wert von 5 bei SZ 1006 5 Schleifendurchläufe zusammen, daraus folgt die Rechnung 4*5 = 20. Das ist ein Programm zur Berechnung einer Multiplikation.</text:p>
      <text:p text:style-name="P340">b)</text:p>
      <table:table table:style-name="Table341">
        <table:table-columns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Adresse</text:p>
          </table:table-cell>
          <table:table-cell table:style-name="TableCell347">
            <text:p text:style-name="P348">Befehl</text:p>
          </table:table-cell>
        </table:table-row>
        <table:table-row table:style-name="TableRow349">
          <table:table-cell table:style-name="TableCell350">
            <text:p text:style-name="P351">1001</text:p>
          </table:table-cell>
          <table:table-cell table:style-name="TableCell352">
            <text:p text:style-name="P353">SPRUNG 1007,<text:s/>1005</text:p>
          </table:table-cell>
        </table:table-row>
        <table:table-row table:style-name="TableRow354">
          <table:table-cell table:style-name="TableCell355">
            <text:p text:style-name="P356">1002</text:p>
          </table:table-cell>
          <table:table-cell table:style-name="TableCell357">
            <text:p text:style-name="P358">DEKREMENT 1006</text:p>
          </table:table-cell>
        </table:table-row>
        <table:table-row table:style-name="TableRow359">
          <table:table-cell table:style-name="TableCell360">
            <text:p text:style-name="P361">1003</text:p>
          </table:table-cell>
          <table:table-cell table:style-name="TableCell362">
            <text:p text:style-name="P363">DEKREMENT 1007</text:p>
          </table:table-cell>
        </table:table-row>
        <table:table-row table:style-name="TableRow364">
          <table:table-cell table:style-name="TableCell365">
            <text:p text:style-name="P366">1004</text:p>
          </table:table-cell>
          <table:table-cell table:style-name="TableCell367">
            <text:p text:style-name="P368">SPRUNG 1001</text:p>
          </table:table-cell>
        </table:table-row>
        <table:table-row table:style-name="TableRow369">
          <table:table-cell table:style-name="TableCell370">
            <text:p text:style-name="P371">1005</text:p>
          </table:table-cell>
          <table:table-cell table:style-name="TableCell372">
            <text:p text:style-name="P373">AUSGABE 1006</text:p>
          </table:table-cell>
        </table:table-row>
      </table:table>
      <text:p text:style-name="P374"/>
      <text:soft-page-break/>
      <text:p text:style-name="P375">c)</text:p>
      <text:p text:style-name="P376">Steuerwerk ‘schreibt‘ 100 nach AM</text:p>
      <text:p text:style-name="P377">Steuerwerk setzt D auf Lesen(0)</text:p>
      <text:p text:style-name="P378">Steuerwerk sendet A</text:p>
      <text:p text:style-name="P379">Speicherwerk ‘liest‘ Adresse von AM(100)</text:p>
      <text:p text:style-name="P380">Speicherwerk ‘schreibt‘ Inhalt von<text:s/>Speicherzelle 100 nach RM</text:p>
      <text:p text:style-name="P381">Speicherwerk sendet T</text:p>
      <text:p text:style-name="Textbody"><text:span text:style-name="T382">Steuerwerk ‘liest‘ Daten von R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03T16:58:00Z</meta:creation-date>
    <dc:date>2018-11-06T18:45:00Z</dc:date>
    <meta:print-date>2018-11-06T14:54:00Z</meta:print-date>
    <meta:template xlink:href="Normal" xlink:type="simple"/>
    <meta:editing-cycles>27</meta:editing-cycles>
    <meta:editing-duration>PT0S</meta:editing-duration>
    <meta:document-statistic meta:page-count="8" meta:paragraph-count="8" meta:word-count="588" meta:character-count="4291" meta:row-count="30" meta:non-whitespace-character-count="3711"/>
  </office:meta>
</office:document-meta>
</file>